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3bbf7" draw:textarea-horizontal-align="justify" draw:textarea-vertical-align="middle" draw:auto-grow-height="false" fo:min-height="0.919cm" fo:min-width="0.758cm"/>
    </style:style>
    <style:style style:name="gr2" style:family="graphic" style:parent-style-name="standard">
      <style:graphic-properties svg:stroke-color="#a3bbf7" draw:textarea-horizontal-align="justify" draw:textarea-vertical-align="middle" draw:auto-grow-height="false" fo:min-height="0.648cm" fo:min-width="0.309cm"/>
    </style:style>
    <style:style style:name="gr3" style:family="graphic" style:parent-style-name="standard">
      <style:graphic-properties svg:stroke-color="#a3bbf7"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svg:stroke-color="#a3bbf7" draw:textarea-horizontal-align="justify" draw:textarea-vertical-align="middle" draw:auto-grow-height="false" fo:min-height="0.828cm" fo:min-width="1.02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651cm" svg:x="5.445cm" svg:y="1.254cm">
          <text:p text:style-name="P1">tab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43cm" svg:height="1.27cm" svg:x="2.778cm" svg:y="3.921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43cm" svg:height="1.27cm" svg:x="4.048cm" svg:y="6.08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43cm" svg:height="1.27cm" svg:x="7.731cm" svg:y="6.207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43cm" svg:height="1.27cm" svg:x="8.62cm" svg:y="4.048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524cm" svg:height="1.524cm" svg:x="1.508cm" svg:y="5.953cm">
          <text:p text:style-name="P1">col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524cm" svg:height="1.524cm" svg:x="2.905cm" svg:y="8.239cm">
          <text:p text:style-name="P1">col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524cm" svg:height="1.524cm" svg:x="4.81cm" svg:y="8.239cm">
          <text:p text:style-name="P1">col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524cm" svg:height="1.524cm" svg:x="6.715cm" svg:y="8.239cm">
          <text:p text:style-name="P1">dru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524cm" svg:height="1.524cm" svg:x="8.747cm" svg:y="8.239cm">
          <text:p text:style-name="P1">a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43cm" svg:height="1.27cm" svg:x="7.731cm" svg:y="6.208cm">
          <text:p text:style-name="P1">*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2.159cm" svg:height="1.524cm" svg:x="9.636cm" svg:y="5.953cm">
          <text:p text:style-name="P1">spid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5.699cm" svg:y1="2.651cm" svg:x2="3.794cm" svg:y2="4.175cm">
          <text:p/>
        </draw:line>
        <draw:line draw:style-name="gr5" draw:text-style-name="P2" draw:layer="layout" svg:x1="3.032cm" svg:y1="5.064cm" svg:x2="2.524cm" svg:y2="5.953cm">
          <text:p/>
        </draw:line>
        <draw:line draw:style-name="gr5" draw:text-style-name="P2" draw:layer="layout" svg:x1="3.794cm" svg:y1="5.191cm" svg:x2="4.429cm" svg:y2="6.207cm">
          <text:p/>
        </draw:line>
        <draw:line draw:style-name="gr5" draw:text-style-name="P2" draw:layer="layout" svg:x1="4.302cm" svg:y1="7.223cm" svg:x2="3.794cm" svg:y2="8.366cm">
          <text:p/>
        </draw:line>
        <draw:line draw:style-name="gr5" draw:text-style-name="P2" draw:layer="layout" svg:x1="4.937cm" svg:y1="7.223cm" svg:x2="5.572cm" svg:y2="8.366cm">
          <text:p/>
        </draw:line>
        <draw:line draw:style-name="gr5" draw:text-style-name="P2" draw:layer="layout" svg:x1="6.969cm" svg:y1="2.524cm" svg:x2="8.874cm" svg:y2="4.302cm">
          <text:p/>
        </draw:line>
        <draw:line draw:style-name="gr5" draw:text-style-name="P2" draw:layer="layout" svg:x1="9.001cm" svg:y1="5.191cm" svg:x2="8.493cm" svg:y2="6.207cm">
          <text:p/>
        </draw:line>
        <draw:line draw:style-name="gr5" draw:text-style-name="P2" draw:layer="layout" svg:x1="9.763cm" svg:y1="5.064cm" svg:x2="10.652cm" svg:y2="5.953cm">
          <text:p/>
        </draw:line>
        <draw:line draw:style-name="gr5" draw:text-style-name="P2" draw:layer="layout" svg:x1="7.985cm" svg:y1="7.35cm" svg:x2="7.604cm" svg:y2="8.239cm">
          <text:p/>
        </draw:line>
        <draw:line draw:style-name="gr5" draw:text-style-name="P2" draw:layer="layout" svg:x1="8.62cm" svg:y1="7.35cm" svg:x2="9.128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73cm" fo:margin-left="1cm" fo:margin-right="1.0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6:10:26.890637605</meta:creation-date>
    <dc:date>2016-05-16T16:36:14.164488075</dc:date>
    <meta:editing-duration>PT10M36S</meta:editing-duration>
    <meta:editing-cycles>3</meta:editing-cycles>
    <meta:generator>LibreOffice/5.0.5.2$Linux_X86_64 LibreOffice_project/00m0$Build-2</meta:generator>
    <meta:document-statistic meta:object-count="22"/>
  </office:meta>
</office:document-meta>
</file>